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>
            <text:p>Lift</text:p>
          </table:table-cell>
          <table:table-cell table:style-name="ce1"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string">
            <text:p>Lateral Pulldown</text:p>
          </table:table-cell>
          <table:table-cell office:value-type="string">
            <text:p>15/15/15/15</text:p>
          </table:table-cell>
          <table:table-cell/>
        </table:table-row>
        <table:table-row table:style-name="ro1">
          <table:table-cell office:value-type="string">
            <text:p>Seated Hammer Strength Rows</text:p>
          </table:table-cell>
          <table:table-cell office:value-type="string">
            <text:p>45/45/45/45</text:p>
          </table:table-cell>
          <table:table-cell/>
        </table:table-row>
        <table:table-row table:style-name="ro1">
          <table:table-cell office:value-type="string">
            <text:p>Close Grip Pulldown</text:p>
          </table:table-cell>
          <table:table-cell office:value-type="string">
            <text:p>12/12/12/12</text:p>
          </table:table-cell>
          <table:table-cell/>
        </table:table-row>
        <table:table-row table:style-name="ro1">
          <table:table-cell office:value-type="string">
            <text:p>Seated Individ Arm Cable Rows</text:p>
          </table:table-cell>
          <table:table-cell office:value-type="string">
            <text:p>10/10/10/10</text:p>
          </table:table-cell>
          <table:table-cell/>
        </table:table-row>
        <table:table-row table:style-name="ro1">
          <table:table-cell office:value-type="string">
            <text:p>Alt. Individ DB Bicep Curls</text:p>
          </table:table-cell>
          <table:table-cell office:value-type="string">
            <text:p>10/10/10/10</text:p>
          </table:table-cell>
          <table:table-cell/>
        </table:table-row>
        <table:table-row table:style-name="ro1">
          <table:table-cell office:value-type="string">
            <text:p>BB Preacher Curls</text:p>
          </table:table-cell>
          <table:table-cell office:value-type="string">
            <text:p>12/12/12/12</text:p>
          </table:table-cell>
          <table:table-cell/>
        </table:table-row>
        <table:table-row table:style-name="ro1">
          <table:table-cell office:value-type="string">
            <text:p>Individ Incline DB Curls</text:p>
          </table:table-cell>
          <table:table-cell office:value-type="string">
            <text:p>8/8/8/8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2/20/2018</text:date>, <text:time>10:2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6S</meta:editing-duration>
    <meta:editing-cycles>4</meta:editing-cycles>
    <meta:generator>OpenOffice/4.1.5$Win32 OpenOffice.org_project/415m1$Build-9789</meta:generator>
    <dc:date>2018-02-20T10:29:10.69</dc:date>
    <dc:creator>Justin Reina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